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1.67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4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75in"/>
    </style:style>
    <style:style style:name="Table1.12" style:family="table-row">
      <style:table-row-properties style:min-row-height="0.7896in"/>
    </style:style>
    <style:style style:name="Table1.15" style:family="table-row">
      <style:table-row-properties style:min-row-height="0.7583in"/>
    </style:style>
    <style:style style:name="Table1.22" style:family="table-row">
      <style:table-row-properties style:min-row-height="0.6292in"/>
    </style:style>
    <style:style style:name="Table1.25" style:family="table-row">
      <style:table-row-properties style:min-row-height="1.2625in"/>
    </style:style>
    <style:style style:name="Table1.26" style:family="table-row">
      <style:table-row-properties style:min-row-height="1.5708in"/>
    </style:style>
    <style:style style:name="Table1.27" style:family="table-row">
      <style:table-row-properties style:min-row-height="0.25in"/>
    </style:style>
    <style:style style:name="Table1.44" style:family="table-row">
      <style:table-row-properties style:min-row-height="0.4in"/>
    </style:style>
    <style:style style:name="Table1.46" style:family="table-row">
      <style:table-row-properties style:min-row-height="0.5375in"/>
    </style:style>
    <style:style style:name="Table2" style:family="table">
      <style:table-properties style:width="1.9861in" table:align="margins"/>
    </style:style>
    <style:style style:name="Table2.A" style:family="table-column">
      <style:table-column-properties style:column-width="0.9931in" style:rel-column-width="32767*"/>
    </style:style>
    <style:style style:name="Table2.B" style:family="table-column">
      <style:table-column-properties style:column-width="0.9931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861in" table:align="margins"/>
    </style:style>
    <style:style style:name="Table3.A" style:family="table-column">
      <style:table-column-properties style:column-width="0.9931in" style:rel-column-width="32767*"/>
    </style:style>
    <style:style style:name="Table3.B" style:family="table-column">
      <style:table-column-properties style:column-width="0.9931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ad12" officeooo:paragraph-rsid="0011ad1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3" style:family="paragraph" style:parent-style-name="Standard">
      <style:text-properties officeooo:rsid="0016f407" officeooo:paragraph-rsid="0016f407" fo:background-color="transparent"/>
    </style:style>
    <style:style style:name="P4" style:family="paragraph" style:parent-style-name="Standard">
      <style:text-properties officeooo:rsid="002cd899" officeooo:paragraph-rsid="002cd899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normal" officeooo:rsid="001c73b9" officeooo:paragraph-rsid="001ce71d" fo:background-color="transparent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officeooo:rsid="001cf0e8" officeooo:paragraph-rsid="001cf0e8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officeooo:rsid="001520cc" officeooo:paragraph-rsid="001520cc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officeooo:rsid="001658ef" officeooo:paragraph-rsid="001658ef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rsid="0016f407" officeooo:paragraph-rsid="0016f407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rsid="00180e52" officeooo:paragraph-rsid="00180e52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rsid="00188d1a" officeooo:paragraph-rsid="00188d1a"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officeooo:rsid="001c73b9" officeooo:paragraph-rsid="001c73b9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rsid="001ce71d" officeooo:paragraph-rsid="001ce71d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rsid="001d341b" officeooo:paragraph-rsid="001d341b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rsid="001ecb16" officeooo:paragraph-rsid="001ecb16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rsid="002003b7" officeooo:paragraph-rsid="002003b7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officeooo:rsid="002003b7" officeooo:paragraph-rsid="002a9079" fo:background-color="transparent"/>
    </style:style>
    <style:style style:name="P19" style:family="paragraph" style:parent-style-name="Table_20_Contents">
      <style:paragraph-properties fo:text-align="start" style:justify-single-word="false"/>
      <style:text-properties officeooo:rsid="0020fdbc" officeooo:paragraph-rsid="0020fdbc" fo:background-color="transparent"/>
    </style:style>
    <style:style style:name="P20" style:family="paragraph" style:parent-style-name="Table_20_Contents">
      <style:paragraph-properties fo:text-align="start" style:justify-single-word="false"/>
      <style:text-properties officeooo:rsid="0020fdbc" officeooo:paragraph-rsid="002a9079" fo:background-color="transparent"/>
    </style:style>
    <style:style style:name="P21" style:family="paragraph" style:parent-style-name="Table_20_Contents">
      <style:paragraph-properties fo:text-align="start" style:justify-single-word="false"/>
      <style:text-properties officeooo:rsid="002225a2" officeooo:paragraph-rsid="002225a2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rsid="002225a2" officeooo:paragraph-rsid="00316890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officeooo:rsid="00235cf1" officeooo:paragraph-rsid="00235cf1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officeooo:rsid="0028da74" officeooo:paragraph-rsid="0028da74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2a9079" officeooo:paragraph-rsid="002a9079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2cd899" officeooo:paragraph-rsid="002cd899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308122" officeooo:paragraph-rsid="00308122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316890" officeooo:paragraph-rsid="00316890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40b77" officeooo:paragraph-rsid="00140b77" fo:background-color="transparent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2003b7" officeooo:paragraph-rsid="002003b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2003b7"/>
    </style:style>
    <style:style style:name="P32" style:family="paragraph" style:parent-style-name="Table_20_Contents">
      <style:paragraph-properties fo:text-align="start" style:justify-single-word="false"/>
      <style:text-properties officeooo:rsid="002003b7" officeooo:paragraph-rsid="002003b7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officeooo:rsid="002225a2" officeooo:paragraph-rsid="002225a2" fo:background-color="#fff200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officeooo:rsid="002225a2" officeooo:paragraph-rsid="00316890" fo:background-color="#fff200"/>
    </style:style>
    <style:style style:name="P35" style:family="paragraph" style:parent-style-name="Table_20_Contents">
      <style:paragraph-properties fo:text-align="start" style:justify-single-word="false"/>
      <style:text-properties officeooo:rsid="002cd899" officeooo:paragraph-rsid="002cd899" fo:background-color="#fff200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officeooo:rsid="0037c267" officeooo:paragraph-rsid="0037c267" style:font-size-asian="12.25pt" style:font-size-complex="14pt"/>
    </style:style>
    <style:style style:name="P38" style:family="paragraph" style:parent-style-name="Standard">
      <style:text-properties officeooo:rsid="00338bfe" officeooo:paragraph-rsid="00338bfe" fo:background-color="#fff200"/>
    </style:style>
    <style:style style:name="P39" style:family="paragraph" style:parent-style-name="Standard">
      <style:text-properties fo:background-color="#fff200"/>
    </style:style>
    <style:style style:name="P40" style:family="paragraph" style:parent-style-name="Standard">
      <style:text-properties officeooo:rsid="0037c267" officeooo:paragraph-rsid="0037c267"/>
    </style:style>
    <style:style style:name="P41" style:family="paragraph" style:parent-style-name="Standard">
      <style:text-properties officeooo:rsid="003c0950" officeooo:paragraph-rsid="003c0950"/>
    </style:style>
    <style:style style:name="P42" style:family="paragraph" style:parent-style-name="Standard">
      <style:paragraph-properties fo:text-align="start" style:justify-single-word="false"/>
      <style:text-properties style:use-window-font-color="true" officeooo:rsid="003c0950" officeooo:paragraph-rsid="003c0950" fo:background-color="transparent"/>
    </style:style>
    <style:style style:name="P43" style:family="paragraph" style:parent-style-name="Table_20_Contents">
      <style:paragraph-properties fo:text-align="start" style:justify-single-word="false"/>
      <style:text-properties officeooo:rsid="002225a2" officeooo:paragraph-rsid="002225a2" fo:background-color="transparent"/>
    </style:style>
    <style:style style:name="P44" style:family="paragraph" style:parent-style-name="Table_20_Contents">
      <style:paragraph-properties fo:text-align="start" style:justify-single-word="false"/>
      <style:text-properties fo:background-color="transparent"/>
    </style:style>
    <style:style style:name="P45" style:family="paragraph" style:parent-style-name="Table_20_Contents">
      <style:paragraph-properties fo:text-align="start" style:justify-single-word="false"/>
      <style:text-properties officeooo:rsid="00308122" officeooo:paragraph-rsid="00308122" fo:background-color="transparent"/>
    </style:style>
    <style:style style:name="P46" style:family="paragraph" style:parent-style-name="Table_20_Contents">
      <style:paragraph-properties fo:text-align="start" style:justify-single-word="false"/>
      <style:text-properties officeooo:rsid="00308122" officeooo:paragraph-rsid="00338bfe" fo:background-color="transparent"/>
    </style:style>
    <style:style style:name="P47" style:family="paragraph" style:parent-style-name="Table_20_Contents">
      <style:paragraph-properties fo:text-align="start" style:justify-single-word="false"/>
      <style:text-properties officeooo:rsid="0036a2a8" officeooo:paragraph-rsid="0036a2a8"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officeooo:rsid="003c97a5" officeooo:paragraph-rsid="003c97a5" fo:background-color="transparent"/>
    </style:style>
    <style:style style:name="P49" style:family="paragraph" style:parent-style-name="Table_20_Contents">
      <style:paragraph-properties fo:text-align="start" style:justify-single-word="false"/>
      <style:text-properties officeooo:rsid="00188d1a" officeooo:paragraph-rsid="00188d1a" fo:background-color="#fff200"/>
    </style:style>
    <style:style style:name="P50" style:family="paragraph" style:parent-style-name="Table_20_Contents">
      <style:paragraph-properties fo:text-align="start" style:justify-single-word="false"/>
      <style:text-properties officeooo:rsid="00338bfe" officeooo:paragraph-rsid="00338bfe" fo:background-color="#fff200"/>
    </style:style>
    <style:style style:name="T1" style:family="text">
      <style:text-properties officeooo:rsid="001658ef"/>
    </style:style>
    <style:style style:name="T2" style:family="text">
      <style:text-properties officeooo:rsid="00188d1a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1d93a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ce71d" style:font-size-asian="12pt" style:font-weight-asian="normal" style:font-size-complex="12pt" style:font-weight-complex="normal"/>
    </style:style>
    <style:style style:name="T6" style:family="text">
      <style:text-properties officeooo:rsid="001ce71d"/>
    </style:style>
    <style:style style:name="T7" style:family="text">
      <style:text-properties officeooo:rsid="001d341b"/>
    </style:style>
    <style:style style:name="T8" style:family="text">
      <style:text-properties officeooo:rsid="001ecb16"/>
    </style:style>
    <style:style style:name="T9" style:family="text">
      <style:text-properties officeooo:rsid="00287e48"/>
    </style:style>
    <style:style style:name="T10" style:family="text">
      <style:text-properties officeooo:rsid="0028da74"/>
    </style:style>
    <style:style style:name="T11" style:family="text">
      <style:text-properties officeooo:rsid="002a9079"/>
    </style:style>
    <style:style style:name="T12" style:family="text">
      <style:text-properties officeooo:rsid="002e903b"/>
    </style:style>
    <style:style style:name="T13" style:family="text">
      <style:text-properties officeooo:rsid="00308122"/>
    </style:style>
    <style:style style:name="T14" style:family="text">
      <style:text-properties officeooo:rsid="00316890"/>
    </style:style>
    <style:style style:name="T15" style:family="text">
      <style:text-properties officeooo:rsid="0032f292"/>
    </style:style>
    <style:style style:name="T16" style:family="text">
      <style:text-properties officeooo:rsid="00338bfe"/>
    </style:style>
    <style:style style:name="T17" style:family="text">
      <style:text-properties officeooo:rsid="003544a2"/>
    </style:style>
    <style:style style:name="T18" style:family="text">
      <style:text-properties officeooo:rsid="003890e0"/>
    </style:style>
    <style:style style:name="T19" style:family="text">
      <style:text-properties officeooo:rsid="003a2867"/>
    </style:style>
    <style:style style:name="T20" style:family="text">
      <style:text-properties officeooo:rsid="003c09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ИРОВАНИЕ ПРОГРАММЫ “УЧЕТ СОТРУДНИКОВ”</text:p>
      <text:p text:style-name="P1"/>
      <text:list xml:id="list2042868969" text:style-name="L1">
        <text:list-item>
          <text:p text:style-name="P36">Тестирование по методу “черного ящика”.</text:p>
        </text:list-item>
      </text:list>
      <text:p text:style-name="P2"/>
      <text:p text:style-name="P2"/>
      <text:list xml:id="list122611212849797" text:continue-numbering="true" text:style-name="L1">
        <text:list-item>
          <text:list>
            <text:list-item>
              <text:p text:style-name="P36">Классы эквивалентности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>Входные </text:p>
            <text:p text:style-name="P29">данные</text:p>
          </table:table-cell>
          <table:table-cell table:style-name="Table1.A1" office:value-type="string">
            <text:p text:style-name="P29">Номер правильного к.э</text:p>
          </table:table-cell>
          <table:table-cell table:style-name="Table1.A1" office:value-type="string">
            <text:p text:style-name="P29">Правильный к.э</text:p>
          </table:table-cell>
          <table:table-cell table:style-name="Table1.A1" office:value-type="string">
            <text:p text:style-name="P29">Номер неправильного к.э</text:p>
          </table:table-cell>
          <table:table-cell table:style-name="Table1.E1" office:value-type="string">
            <text:p text:style-name="P29">Неправильный к.э</text:p>
          </table:table-cell>
        </table:table-row>
        <table:table-row table:style-name="Table1.2">
          <table:table-cell table:style-name="Table1.A2" table:number-rows-spanned="2" office:value-type="string">
            <text:p text:style-name="P7">Файл Staff содержит информацию <text:span text:style-name="T1">о персонале</text:span></text:p>
          </table:table-cell>
          <table:table-cell table:style-name="Table1.A2" table:number-rows-spanned="2" office:value-type="string">
            <text:p text:style-name="P8"/>
          </table:table-cell>
          <table:table-cell table:style-name="Table1.A2" table:number-rows-spanned="2" office:value-type="string">
            <text:p text:style-name="P8">Staff существует и не пуст</text:p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3">Staff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>Staff пуст</text:p>
          </table:table-cell>
        </table:table-row>
        <table:table-row table:style-name="Table1.3">
          <table:table-cell table:style-name="Table1.A2" table:number-rows-spanned="2" office:value-type="string">
            <text:p text:style-name="P10">Файл Catalog содержит информацию о <text:span text:style-name="T2">периоде аттестации</text:span></text:p>
          </table:table-cell>
          <table:table-cell table:style-name="Table1.A2" table:number-rows-spanned="2" office:value-type="string">
            <text:p text:style-name="P11"/>
          </table:table-cell>
          <table:table-cell table:style-name="Table1.A2" table:number-rows-spanned="2" office:value-type="string">
            <text:p text:style-name="P11">Catalog существует и не пуст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>Catalog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>Catalog пуст</text:p>
          </table:table-cell>
        </table:table-row>
        <table:table-row table:style-name="Table1.3">
          <table:table-cell table:style-name="Table1.A2" office:value-type="string">
            <text:p text:style-name="P38">Файл Staff содержит 100 <text:s/>правильных строк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>Кол-во правильных строк в Staff &lt; 100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50">Кол-во правильных строк в Staff &gt;= 100</text:p>
          </table:table-cell>
        </table:table-row>
        <table:table-row table:style-name="Table1.3">
          <table:table-cell table:style-name="Table1.A2" office:value-type="string">
            <text:p text:style-name="P38">Файл Catalog содержит 1<text:span text:style-name="T17">00</text:span> правильных строк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>Кол-во правильных строк в Catalog &lt; 100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50">Кол-во правильных строк в Catalog &gt;= 100</text:p>
          </table:table-cell>
        </table:table-row>
        <table:table-row table:style-name="Table1.1">
          <table:table-cell table:style-name="Table1.A2" table:number-rows-spanned="7" office:value-type="string">
            <text:p text:style-name="P18"><text:span text:style-name="T11">Входная</text:span> <text:span text:style-name="T11">дата </text:span>– <text:span text:style-name="T11">последовательность чисел year, month, day</text:span></text:p>
            <text:p text:style-name="P18"/>
            <text:p text:style-name="P18"/>
          </table:table-cell>
          <table:table-cell table:style-name="Table1.A2" table:number-rows-spanned="7" office:value-type="string">
            <text:p text:style-name="Standard"/>
          </table:table-cell>
          <table:table-cell table:style-name="Table1.A2" table:number-rows-spanned="7" office:value-type="string">
            <text:p text:style-name="P20"><text:span text:style-name="T11">year </text:span>= [<text:span text:style-name="T11">2016</text:span>..20<text:span text:style-name="T11">17</text:span>]</text:p>
            <text:p text:style-name="P20"/>
            <text:p text:style-name="P20"><text:span text:style-name="T11">month</text:span> = [01..<text:span text:style-name="T11">12</text:span>]</text:p>
            <text:p text:style-name="P20"/>
            <text:p text:style-name="P20"><text:span text:style-name="T11">day</text:span> = [01..31], если <text:span text:style-name="T11">month</text:span> = {1,3,5,7,8,10,12}</text:p>
            <text:p text:style-name="P20"/>
            <text:p text:style-name="P20"><text:span text:style-name="T11">day</text:span> = [01.30], если <text:span text:style-name="T11">month </text:span>= {4,6,9,11}</text:p>
            <text:p text:style-name="P20"/>
            <text:p text:style-name="P20"><text:span text:style-name="T11">day</text:span> = [01..29], если <text:span text:style-name="T11">month</text:span> = 2 и <text:span text:style-name="T11">year</text:span> делится на 4</text:p>
            <text:p text:style-name="P20"/>
            <text:p text:style-name="P20"><text:span text:style-name="T11">day</text:span> = [01..28], если <text:span text:style-name="T11">month</text:span> = 2 и <text:span text:style-name="T11">year</text:span> не делится на 4</text:p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1">year &lt; 2016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1">year &gt; 2017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4">month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4">month &gt; 12</text:p>
          </table:table-cell>
        </table:table-row>
        <table:table-row table:style-name="Table1.1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6">day &gt; 3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6">day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35">День отсутствует в месяце (?)</text:p>
          </table:table-cell>
        </table:table-row>
        <table:table-row table:style-name="Table1.15">
          <table:table-cell table:style-name="Table1.A2" office:value-type="string">
            <text:p text:style-name="P12">Строка S – строка файла Staff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S = *Фамилия_и_инициалы*Пол*Профессия*Да<text:soft-page-break/>та_рождения*Дата аттестации , * - <text:span text:style-name="T6">ненулевое количество символов пробела</text:span>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3"><text:span text:style-name="T9">К</text:span>оличество полей <text:span text:style-name="T9">меньше 5</text:span></text:p>
          </table:table-cell>
        </table:table-row>
        <table:table-row table:style-name="Table1.1">
          <table:table-cell table:style-name="Table1.A2" table:number-rows-spanned="2" office:value-type="string">
            <text:p text:style-name="P12">Строка S – строка файла Catalog</text:p>
          </table:table-cell>
          <table:table-cell table:style-name="Table1.A2" table:number-rows-spanned="2" office:value-type="string">
            <text:p text:style-name="P14"/>
          </table:table-cell>
          <table:table-cell table:style-name="Table1.A2" table:number-rows-spanned="2" office:value-type="string">
            <text:p text:style-name="P6">S = Период*Профессия <text:s/>, * - ровно один символ пробела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4">Количество полей меньше 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8">Больше одного пробела между полями</text:p>
          </table:table-cell>
        </table:table-row>
        <table:table-row table:style-name="Table1.1">
          <table:table-cell table:style-name="Table1.A2" table:number-rows-spanned="7" office:value-type="string">
            <text:p text:style-name="P12">Фамилия_и_инициалы – <text:span text:style-name="T7">последовательность символов лат.алфавита, первый символ – заглавная буква, далее идут строчные, после которых идет точка, затем инициалы – заглавные буквы, разделенные точкой</text:span></text:p>
          </table:table-cell>
          <table:table-cell table:style-name="Table1.A2" table:number-rows-spanned="7" office:value-type="string">
            <text:p text:style-name="P14"/>
          </table:table-cell>
          <table:table-cell table:style-name="Table1.A2" table:number-rows-spanned="7" office:value-type="string">
            <text:p text:style-name="P12">Фамилия_и_инициалы = <text:span text:style-name="T4">#*.#.# <text:s/></text:span><text:span text:style-name="T5">,</text:span><text:span text:style-name="T4"> </text:span><text:span text:style-name="T3">где # - заглавная буква латинского алфавита, * - строка произвольной длины, состоящая из строчных букв латинского алфавита</text:span>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3">Первый символ – <text:span text:style-name="T15">не заглавная</text:span> буква лат. 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3">Хотя бы один не первый символ до <text:span text:style-name="T12">первой</text:span> точки – <text:span text:style-name="T15">не строчная</text:span>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Символ после первой точки – не заглавная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Символ после второй точки – не заглавная буква лат.алфавита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После первого инициала идут символы, отличные от точки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После второго инициала идут символы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Количество точек отлично от двух</text:p>
          </table:table-cell>
        </table:table-row>
        <table:table-row table:style-name="Table1.25">
          <table:table-cell table:style-name="Table1.A2" table:number-rows-spanned="2" office:value-type="string">
            <text:p text:style-name="P13">Профессия – <text:span text:style-name="T7">последовательность символов лат. алфавита, <text:s/>первый символ – заглавная буква, остальные, если существуют - строчные</text:span></text:p>
          </table:table-cell>
          <table:table-cell table:style-name="Table1.A2" table:number-rows-spanned="2" office:value-type="string">
            <text:p text:style-name="P14"/>
          </table:table-cell>
          <table:table-cell table:style-name="Table1.A2" table:number-rows-spanned="2" office:value-type="string">
            <text:p text:style-name="P13">Профессия = #* <text:s/>, где</text:p>
            <text:p text:style-name="P5">где # - заглавная буква латинского алфавита, * - строка произвольной длины, состоящая из строчных букв <text:soft-page-break/>латинского алфавита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6">Первый символ – <text:span text:style-name="T15">не заглавная буква лат. алфавита</text:span></text:p>
          </table:table-cell>
        </table:table-row>
        <table:table-row table:style-name="Table1.26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5">Хотя бы один не первый символ – <text:span text:style-name="T15">не строчная</text:span> буква лат. алфавита</text:p>
          </table:table-cell>
        </table:table-row>
        <table:table-row table:style-name="Table1.27">
          <table:table-cell table:style-name="Table1.A2" table:number-rows-spanned="2" office:value-type="string">
            <text:p text:style-name="P15">Пол – Один из символов M или F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>Пол = <text:span text:style-name="T8">M</text:span></text:p>
          </table:table-cell>
          <table:table-cell table:style-name="Table1.A2" table:number-rows-spanned="2" office:value-type="string">
            <text:p text:style-name="P14"/>
          </table:table-cell>
          <table:table-cell table:style-name="Table1.E2" table:number-rows-spanned="2" office:value-type="string">
            <text:p text:style-name="P16">Пол = D</text:p>
          </table:table-cell>
        </table:table-row>
        <table:table-row table:style-name="Table1.27"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Пол = F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9" office:value-type="string">
            <text:p text:style-name="P17">Дата рождения – состоит из 10 символов, символы 3 и 6 = ‘/’, первые два – число в диапазоне [01..31], символы 4 и 5 – число в дииапазоне [<text:span text:style-name="T13">0</text:span>1..12], последние четыре – число в диапазоне [1950..2000]</text:p>
            <text:p text:style-name="P17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0">Месяц</text:p>
                </table:table-cell>
                <table:table-cell table:style-name="Table2.B1" office:value-type="string">
                  <text:p text:style-name="P30">Кол-во дней</text:p>
                </table:table-cell>
              </table:table-row>
              <table:table-row>
                <table:table-cell table:style-name="Table2.A2" office:value-type="string">
                  <text:p text:style-name="P32">1,3,5,7,8,10,</text:p>
                  <text:p text:style-name="P32">12</text:p>
                </table:table-cell>
                <table:table-cell table:style-name="Table2.B2" office:value-type="string">
                  <text:p text:style-name="P32">31</text:p>
                </table:table-cell>
              </table:table-row>
              <table:table-row>
                <table:table-cell table:style-name="Table2.A2" office:value-type="string">
                  <text:p text:style-name="P32">4,6,9,11</text:p>
                </table:table-cell>
                <table:table-cell table:style-name="Table2.B2" office:value-type="string">
                  <text:p text:style-name="P32">30</text:p>
                </table:table-cell>
              </table:table-row>
              <table:table-row>
                <table:table-cell table:style-name="Table2.A2" table:number-rows-spanned="2" office:value-type="string">
                  <text:p text:style-name="P32">2</text:p>
                </table:table-cell>
                <table:table-cell table:style-name="Table2.B2" office:value-type="string">
                  <text:p text:style-name="P32">29, год кратен 4</text:p>
                </table:table-cell>
              </table:table-row>
              <table:table-row>
                <table:covered-table-cell/>
                <table:table-cell table:style-name="Table2.B2" office:value-type="string">
                  <text:p text:style-name="P31">28, иначе</text:p>
                </table:table-cell>
              </table:table-row>
            </table:table>
            <text:p text:style-name="P17"/>
          </table:table-cell>
          <table:table-cell table:style-name="Table1.A2" table:number-rows-spanned="9" office:value-type="string">
            <text:p text:style-name="P14"/>
          </table:table-cell>
          <table:table-cell table:style-name="Table1.A2" table:number-rows-spanned="9" office:value-type="string">
            <text:p text:style-name="P19">Дата = D/M/Y,</text:p>
            <text:p text:style-name="P19"/>
            <text:p text:style-name="P19">Y= [1950..2000]</text:p>
            <text:p text:style-name="P19"/>
            <text:p text:style-name="P19">M = [01..31]</text:p>
            <text:p text:style-name="P19"/>
            <text:p text:style-name="P19">D = [01..31], если M = {1,3,5,7,8,10,12}</text:p>
            <text:p text:style-name="P19"/>
            <text:p text:style-name="P19">D = [01.30], если M = {4,6,9,11}</text:p>
            <text:p text:style-name="P19"/>
            <text:p text:style-name="P19">D = [01..29], если M = 2 и Y делится на 4</text:p>
            <text:p text:style-name="P19"/>
            <text:p text:style-name="P19">D = [01..28], если M = 2 и Y не делится на 4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Дата длиннее 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Y &lt; 195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Y &gt; 200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gt; 1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D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D &gt; 3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33">День отсутствует в месяце (?)</text:p>
          </table:table-cell>
        </table:table-row>
        <table:table-row table:style-name="Table1.1">
          <table:table-cell table:style-name="Table1.A2" table:number-rows-spanned="9" office:value-type="string">
            <text:p text:style-name="P17">Дата <text:span text:style-name="T14">аттестации</text:span> – состоит из 10 символов, символы 3 и 6 = ‘/’, первые два – число в диапазоне [01..31], символы 4 и 5 – число в дииапазоне [<text:span text:style-name="T13">0</text:span>1..12], последние четыре – число в диапазоне [<text:span text:style-name="T16">2000</text:span>..<text:span text:style-name="T16">2017</text:span>]</text:p>
            <text:p text:style-name="P17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0">Месяц</text:p>
                </table:table-cell>
                <table:table-cell table:style-name="Table3.B1" office:value-type="string">
                  <text:p text:style-name="P30">Кол-во дней</text:p>
                </table:table-cell>
              </table:table-row>
              <table:table-row>
                <table:table-cell table:style-name="Table3.A2" office:value-type="string">
                  <text:p text:style-name="P32">1,3,5,7,8,10,</text:p>
                  <text:p text:style-name="P32">12</text:p>
                </table:table-cell>
                <table:table-cell table:style-name="Table3.B2" office:value-type="string">
                  <text:p text:style-name="P32">31</text:p>
                </table:table-cell>
              </table:table-row>
              <table:table-row>
                <table:table-cell table:style-name="Table3.A2" office:value-type="string">
                  <text:p text:style-name="P32">4,6,9,11</text:p>
                </table:table-cell>
                <table:table-cell table:style-name="Table3.B2" office:value-type="string">
                  <text:p text:style-name="P32">30</text:p>
                </table:table-cell>
              </table:table-row>
              <table:table-row>
                <table:table-cell table:style-name="Table3.A2" table:number-rows-spanned="2" office:value-type="string">
                  <text:p text:style-name="P32"><text:soft-page-break/>2</text:p>
                </table:table-cell>
                <table:table-cell table:style-name="Table3.B2" office:value-type="string">
                  <text:p text:style-name="P32">29, год кратен 4</text:p>
                </table:table-cell>
              </table:table-row>
              <table:table-row>
                <table:covered-table-cell/>
                <table:table-cell table:style-name="Table3.B2" office:value-type="string">
                  <text:p text:style-name="P31">28, иначе</text:p>
                </table:table-cell>
              </table:table-row>
            </table:table>
            <text:p text:style-name="P17"/>
          </table:table-cell>
          <table:table-cell table:style-name="Table1.A2" table:number-rows-spanned="9" office:value-type="string">
            <text:p text:style-name="P14"/>
          </table:table-cell>
          <table:table-cell table:style-name="Table1.A2" table:number-rows-spanned="9" office:value-type="string">
            <text:p text:style-name="P19">Дата = D/M/Y,</text:p>
            <text:p text:style-name="P19"/>
            <text:p text:style-name="P19">Y= [<text:span text:style-name="T14">2000</text:span>..20<text:span text:style-name="T14">17</text:span>]</text:p>
            <text:p text:style-name="P19"/>
            <text:p text:style-name="P19">M = [01..31]</text:p>
            <text:p text:style-name="P19"/>
            <text:p text:style-name="P19">D = [01..31], если M = {1,3,5,7,8,10,12}</text:p>
            <text:p text:style-name="P19"/>
            <text:p text:style-name="P19">D = [01.30], если M = {4,6,9,11}</text:p>
            <text:p text:style-name="P19"/>
            <text:p text:style-name="P19">D = [01..29], если M = 2 и Y делится на 4</text:p>
            <text:p text:style-name="P19"><text:soft-page-break/></text:p>
            <text:p text:style-name="P19">D = [01..28], если M = 2 и Y не делится на 4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Дата длиннее 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Y &lt; <text:span text:style-name="T19">2000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Y &gt; 20<text:span text:style-name="T19">17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gt; 12</text:p>
          </table:table-cell>
        </table:table-row>
        <table:table-row table:style-name="Table1.44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8">D &lt; 1</text:p>
          </table:table-cell>
        </table:table-row>
        <table:table-row table:style-name="Table1.44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8">D &gt; <text:span text:style-name="T18">31</text:span></text:p>
          </table:table-cell>
        </table:table-row>
        <table:table-row table:style-name="Table1.46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34">День отсутствует в месяце (?)</text:p>
          </table:table-cell>
        </table:table-row>
        <table:table-row table:style-name="Table1.46">
          <table:table-cell table:style-name="Table1.A2" office:value-type="string">
            <text:p text:style-name="P41">Количество полных лет, прошедших между датой рождения и датой аттестации сотрудника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1">Количество полных лет, прошедших между датой рождения и датой аттестации сотрудника &gt; 17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2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1.1">
          <table:table-cell table:style-name="Table1.A2" table:number-rows-spanned="3" office:value-type="string">
            <text:p text:style-name="P21">Период – натуральное число в диапазоне, <text:span text:style-name="T16">является первым символом в строке файла Catalog</text:span>[1..3]</text:p>
          </table:table-cell>
          <table:table-cell table:style-name="Table1.A2" table:number-rows-spanned="3" office:value-type="string">
            <text:p text:style-name="P14"/>
          </table:table-cell>
          <table:table-cell table:style-name="Table1.A2" table:number-rows-spanned="3" office:value-type="string">
            <text:p text:style-name="P27">Период принадлежит [1..3] <text:span text:style-name="T16">и период – первый символ в строке файла Catalog</text:span>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7">Период &gt; 3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6">Период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7">Период принадлежит диапазону [1..3], период не явля<text:span text:style-name="T20">е</text:span>тся первым символом в строке файла Catalog</text:p>
          </table:table-cell>
        </table:table-row>
        <table:table-row table:style-name="Table1.1"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7"/>
          </table:table-cell>
        </table:table-row>
      </table:table>
      <text:p text:style-name="P37">TODO : </text:p>
      <text:p text:style-name="P37"><text:tab/><text:tab/>Отсутствие информации о периоде аттестации данной профессии</text:p>
      <text:p text:style-name="P37"><text:tab/><text:tab/><text:span text:style-name="T18">Повторение профессии с разным периодо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4" meta:paragraph-count="127" meta:word-count="734" meta:character-count="4273" meta:non-whitespace-character-count="3632"/>
  </office:meta>
</office:document-meta>
</file>